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1329"/>
    </style:style>
    <style:style style:name="P2" style:family="paragraph" style:parent-style-name="Standard">
      <style:text-properties officeooo:rsid="000d1329" officeooo:paragraph-rsid="000d1329"/>
    </style:style>
    <style:style style:name="P3" style:family="paragraph" style:parent-style-name="Standard">
      <style:text-properties fo:font-weight="bold" officeooo:paragraph-rsid="000d1329" style:font-weight-asian="bold" style:font-weight-complex="bold"/>
    </style:style>
    <style:style style:name="P4" style:family="paragraph" style:parent-style-name="Standard">
      <style:text-properties fo:font-weight="normal" officeooo:rsid="000d1329" officeooo:paragraph-rsid="000d1329" style:font-weight-asian="normal" style:font-weight-complex="normal"/>
    </style:style>
    <style:style style:name="P5" style:family="paragraph" style:parent-style-name="Standard">
      <style:text-properties fo:font-weight="normal" officeooo:rsid="000e808f" officeooo:paragraph-rsid="000e808f" style:font-weight-asian="normal" style:font-weight-complex="normal"/>
    </style:style>
    <style:style style:name="T1" style:family="text">
      <style:text-properties officeooo:rsid="00102419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Prática 2 - Mitos de SW Instruções: </text:p>
      <text:p text:style-name="P1">1- Responda as questões abaixo </text:p>
      <text:p text:style-name="P1">2- Gere um arquivo chamado AtividadePratica6_seuNomeCompleto.pdf </text:p>
      <text:p text:style-name="P1"/>
      <text:p text:style-name="P3">01. O que foi a chamada “Crise do Software”?</text:p>
      <text:p text:style-name="P2">1)Rápido crescimento da demanda por software;</text:p>
      <text:p text:style-name="P2">2)Aumento da complexidade dos softwares;</text:p>
      <text:p text:style-name="P2">3)Baixa mão de obra qualificada;</text:p>
      <text:p text:style-name="P2">4)Ausência de padronização;</text:p>
      <text:p text:style-name="P2">5)Ausência de prazos reais;</text:p>
      <text:p text:style-name="P2">6)Ausência de subdivisão.</text:p>
      <text:p text:style-name="P3"/>
      <text:p text:style-name="P3">02. Como a Engenharia de Software contribuiu com a superação da “Crise do Software”?</text:p>
      <text:p text:style-name="P2">Padronização dos códigos, divisão dos problemas, colocar pessoas com aptidões em posições chaves(ex.: não colocar um nerdola do back-end pra conversar com cliente), </text:p>
      <text:p text:style-name="P3"/>
      <text:p text:style-name="P3">03. O que são mitos de software:</text:p>
      <text:p text:style-name="P2">Mitos de software são atitudes enganosas que persistem no comportamento de programadores.</text:p>
      <text:p text:style-name="P2"/>
      <text:p text:style-name="P3">04. Pesquise, cite e comente sobre 5 mitos de software.</text:p>
      <text:p text:style-name="P4">“<text:span text:style-name="T1">O </text:span>programador achar que é insubstituível se fazer seus códigos de forma que só ele consiga dar manutenção” <text:span text:style-name="T1">como no caso mostrado em vídeo na aula isso faz com que a equipe fique dependendo desse sujeito, o correto é delegar várias funções para várias pessoas, para que não tenha esse gargalo na manutenção.</text:span></text:p>
      <text:p text:style-name="P5">“Programador achar que não tem que ter habilidade para falar com clientes” <text:span text:style-name="T1">Sempre o programador vai ter que dialogar, seja para galgar uma posição melhor na empresa, seja para explicar o código para um aprendiz ou cliente.</text:span></text:p>
      <text:p text:style-name="P5">“Se o projeto estiver atrasado, é só contratar mais programadores”, vai ser gasto tempo para treinar os novos colaboradores, fazendo com quem já estava trabalhando fique ocupado com isso ao invés de ajudar <text:s/>a acelerar o projeto.</text:p>
      <text:p text:style-name="P5">“Faça um bom manual, com regras e padrões, assim a equipe terá tudo que precisa saber”</text:p>
      <text:p text:style-name="P5">Sempre é necessário inovar o sistema, nunca estará sempre perfeito, porque conforme a tecnologia e a empresa aumentam novas modificações devem ser feitas no código.</text:p>
      <text:p text:style-name="P5">“Terceirizar o trabalho é garantia de tranquilidade”</text:p>
      <text:p text:style-name="P5">Ao terceirizar o trabalho deve se lembrar que sua empresa ainda é responsável pelo trabalho final, será que sua equipe será capaz de dar manutenção nessa nova parte do código?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3T22:00:54.137000000</meta:creation-date>
    <dc:date>2023-08-23T22:25:42.840000000</dc:date>
    <meta:editing-duration>PT3M38S</meta:editing-duration>
    <meta:editing-cycles>1</meta:editing-cycles>
    <meta:document-statistic meta:table-count="0" meta:image-count="0" meta:object-count="0" meta:page-count="1" meta:paragraph-count="22" meta:word-count="325" meta:character-count="2041" meta:non-whitespace-character-count="1733"/>
    <meta:generator>LibreOffice/7.2.5.2$Windows_X86_64 LibreOffice_project/499f9727c189e6ef3471021d6132d4c694f357e5</meta:generator>
  </office:meta>
</office:document-meta>
</file>